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27cm"/>
    </style:style>
    <style:style style:name="co2" style:family="table-column">
      <style:table-column-properties fo:break-before="auto" style:column-width="2.106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73763" fo:border="0.06pt solid #000000"/>
      <style:text-properties fo:color="#ffffff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font-name="Arial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fo:background-color="#073763" style:text-align-source="fix" style:repeat-content="false" fo:border="0.06pt solid #000000"/>
      <style:paragraph-properties fo:text-align="center"/>
      <style:text-properties fo:color="#ffffff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Parameter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Coarse</text:p>
          </table:table-cell>
          <table:table-cell table:style-name="ce5" office:value-type="string" calcext:value-type="string">
            <text:p>Fin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A Frequency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A Volume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A Pulse Width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B Frequency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B Volume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B Pulse Width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B Fine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utoff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sonance 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lter Envelope Amount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lter Release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lter Sustain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lter Decay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lter Attack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p Release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p Sustain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p Decay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p Attack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ly Mod Filter Amount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ly Mod Osc B Amount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FO Frequency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FO Amount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lide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p Velocity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lter Velocity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dulation delay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brato frequency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brato amount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son detune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rpeggiator clock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A Saw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A Tri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A Sqr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B Saw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B Tri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B Sqr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ync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ly Mod OscIllator A Destination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ly Mod Filter Destination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FO Shape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FO Speed Range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FO Mode Destination 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eyboard Filter Tracking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lter EG Exponential/Linear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lter EG Fast/Slow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p EG Exponential/Linear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p EG Fast/Slow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son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signer Priority Mode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itch bender semitones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itch bender target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dulation wheel range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sc pitch mode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dulation wheel target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6">00/00/0000</text:date>, <text:time style:data-style-name="N2" text:time-value="08:49:19.5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GUILHAUME</meta:initial-creator>
    <meta:creation-date>2014-04-07T21:44:15.682000000</meta:creation-date>
    <dc:date>2014-04-26T08:52:20.508000000</dc:date>
    <dc:creator>Fabrice GUILHAUME</dc:creator>
    <meta:editing-duration>P0D</meta:editing-duration>
    <meta:editing-cycles>2</meta:editing-cycles>
    <meta:generator>LibreOffice/4.2.2.1$Windows_x86 LibreOffice_project/3be8cda0bddd8e430d8cda1ebfd581265cca5a0f</meta:generator>
    <meta:document-statistic meta:table-count="1" meta:cell-count="220" meta:object-count="0"/>
  </office:meta>
</office:document-meta>
</file>